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Roman No9 L" svg:font-family="'Nimbus Roman No9 L'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Body_20_Text">
      <style:paragraph-properties fo:margin-left="0cm" fo:margin-right="0cm" fo:margin-top="0cm" fo:margin-bottom="0.212cm" fo:line-height="100%" fo:text-align="justify" style:justify-single-word="false" fo:text-indent="0cm" style:auto-text-indent="false" style:writing-mode="lr-tb"/>
      <style:text-properties fo:color="#000000" style:font-name="Nimbus Roman No9 L" fo:font-size="12pt" fo:language="hu" fo:country="HU" fo:font-weight="bold"/>
    </style:style>
    <style:style style:name="P2" style:family="paragraph" style:parent-style-name="Body_20_Text">
      <style:paragraph-properties fo:margin-left="0cm" fo:margin-right="0cm" fo:margin-top="0cm" fo:margin-bottom="0.212cm" fo:line-height="100%" fo:text-align="justify" style:justify-single-word="false" fo:text-indent="0cm" style:auto-text-indent="false" style:writing-mode="lr-tb"/>
      <style:text-properties fo:color="#000000" style:font-name="Nimbus Roman No9 L" fo:font-size="12pt" fo:language="hu" fo:country="HU" fo:font-weight="normal"/>
    </style:style>
    <style:style style:name="P3" style:family="paragraph" style:parent-style-name="Body_20_Text">
      <style:paragraph-properties fo:margin-left="0cm" fo:margin-right="0cm" fo:margin-top="0cm" fo:margin-bottom="0.212cm" fo:line-height="100%" fo:text-align="center" style:justify-single-word="false" fo:text-indent="0cm" style:auto-text-indent="false" style:writing-mode="lr-tb"/>
      <style:text-properties fo:color="#000000" style:font-name="Nimbus Roman No9 L" fo:font-size="14pt" fo:language="hu" fo:country="HU" fo:font-style="italic" fo:font-weight="bold"/>
    </style:style>
    <style:style style:name="P4" style:family="paragraph" style:parent-style-name="Body_20_Text">
      <style:paragraph-properties fo:margin-left="0cm" fo:margin-right="0cm" fo:margin-top="0cm" fo:margin-bottom="0.212cm" fo:line-height="100%" fo:text-align="justify" style:justify-single-word="false" fo:text-indent="0cm" style:auto-text-indent="false" style:writing-mode="lr-tb"/>
      <style:text-properties fo:color="#000000" style:font-name="Nimbus Roman No9 L" fo:font-size="11pt" fo:language="hu" fo:country="HU" fo:font-style="italic" fo:font-weight="normal" style:font-size-asian="11pt" style:font-size-complex="11pt"/>
    </style:style>
    <style:style style:name="P5" style:family="paragraph" style:parent-style-name="Body_20_Text">
      <style:paragraph-properties fo:margin-left="0cm" fo:margin-right="0cm" fo:margin-top="0cm" fo:margin-bottom="0.212cm" fo:line-height="100%" fo:text-align="justify" style:justify-single-word="false" fo:text-indent="0cm" style:auto-text-indent="false" style:writing-mode="lr-tb"/>
      <style:text-properties fo:color="#000000" style:font-name="Nimbus Roman No9 L" fo:font-size="10pt" fo:language="hu" fo:country="HU" fo:font-weight="normal" style:font-size-asian="10pt" style:font-size-complex="10pt"/>
    </style:style>
    <style:style style:name="P6" style:family="paragraph" style:parent-style-name="_20_heading_20_1">
      <style:paragraph-properties fo:margin-left="0cm" fo:margin-right="0cm" fo:margin-top="0cm" fo:margin-bottom="0.21cm" fo:line-height="100%" fo:text-align="center" style:justify-single-word="false" fo:text-indent="0cm" style:auto-text-indent="false" style:writing-mode="lr-tb"/>
      <style:text-properties fo:color="#000000" style:font-name="Nimbus Roman No9 L" fo:font-size="18pt" fo:language="hu" fo:country="HU" fo:font-weight="bold"/>
    </style:style>
    <style:style style:name="P7" style:family="paragraph" style:parent-style-name="Standard">
      <style:text-properties fo:language="hu" fo:country="HU"/>
    </style:style>
    <style:style style:name="P8" style:family="paragraph" style:parent-style-name="Standard">
      <style:text-properties fo:color="#000000" style:font-name="Nimbus Roman No9 L" fo:font-size="16pt" fo:language="hu" fo:country="HU" fo:font-style="italic" fo:font-weight="normal"/>
    </style:style>
    <style:style style:name="P9" style:family="paragraph" style:parent-style-name="Body_20_Text">
      <style:paragraph-properties fo:margin-top="0cm" fo:margin-bottom="0.212cm" fo:line-height="100%" fo:text-align="justify" style:justify-single-word="false" style:writing-mode="lr-tb"/>
      <style:text-properties fo:color="#000000" style:font-name="Nimbus Roman No9 L" fo:font-size="11pt" fo:language="hu" fo:country="HU" fo:font-style="italic" fo:font-weight="normal" style:font-size-asian="11pt" style:font-size-complex="11pt"/>
    </style:style>
    <style:style style:name="P10" style:family="paragraph" style:parent-style-name="Body_20_Text" style:list-style-name="L1">
      <style:paragraph-properties fo:margin-top="0cm" fo:margin-bottom="0.212cm" fo:line-height="100%" fo:text-align="justify" style:justify-single-word="false" style:writing-mode="lr-tb"/>
      <style:text-properties fo:color="#000000" style:font-name="Nimbus Roman No9 L" fo:font-size="11pt" fo:language="hu" fo:country="HU" fo:font-style="italic" fo:font-weight="normal" style:font-size-asian="11pt" style:font-size-complex="11pt"/>
    </style:style>
    <style:style style:name="P11" style:family="paragraph" style:parent-style-name="Body_20_Text" style:list-style-name="L1">
      <style:paragraph-properties fo:margin-top="0cm" fo:margin-bottom="0.212cm" fo:line-height="100%" fo:text-align="justify" style:justify-single-word="false" style:writing-mode="lr-tb"/>
    </style:style>
    <style:style style:name="T1" style:family="text">
      <style:text-properties fo:color="#000000" style:font-name="Nimbus Roman No9 L" fo:language="hu" fo:country="HU" fo:font-style="italic" fo:font-weight="normal"/>
    </style:style>
    <style:style style:name="T2" style:family="text">
      <style:text-properties fo:color="#000000" style:font-name="Nimbus Roman No9 L" fo:language="hu" fo:country="HU" fo:font-weight="normal"/>
    </style:style>
    <style:style style:name="T3" style:family="text">
      <style:text-properties fo:color="#000000" style:font-name="Nimbus Roman No9 L" fo:font-size="11pt" fo:language="hu" fo:country="HU" fo:font-style="italic" fo:font-weight="normal" style:font-size-asian="11pt" style:font-size-complex="11pt"/>
    </style:style>
    <style:style style:name="T4" style:family="text">
      <style:text-properties fo:language="hu" fo:country="HU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KÉRDŐÍV</text:p>
        <text:p text:style-name="P4">Az alábbi kérdőív segítségével jelentkezhet az Ad Librum „ingyenes kiadás” elnevezésű programjába. A kiadási program fő jellegzetességei:</text:p>
        <text:list xml:id="list204438500" text:style-name="L1">
          <text:list-item>
            <text:p text:style-name="P10">A programba befogadott könyveket az Ad Librum a saját neve alatt és a saját költségén adja ki.</text:p>
          </text:list-item>
          <text:list-item>
            <text:p text:style-name="P10">A könyveket az Ad Librum könyvesbolti forgalomba helyezi, ill. a webboltjában árulja.</text:p>
          </text:list-item>
          <text:list-item>
            <text:p text:style-name="P10">A szerző vállal egy minimális forgalmat, amelynek el nem érése esetén a megmaradt példányokat féláron megvásárolja.</text:p>
          </text:list-item>
          <text:list-item>
            <text:p text:style-name="P10">A szerző jogdíjának mértéke 20% viszonteladós, 40% kiadói eladás esetén.</text:p>
          </text:list-item>
          <text:list-item>
            <text:p text:style-name="P11"><text:span text:style-name="T3">A szerző letétet ad, amely a kiadás összértékének 15%-a.</text:span></text:p>
          </text:list-item>
          <text:list-item>
            <text:p text:style-name="P10">A könyve a szerződéskötéstől számítva kb. két hónap múlva már kereskedelmi forgalomba kerülhet. (Kérhető azonban későbbi időpont is.)</text:p>
          </text:list-item>
        </text:list>
        <text:p text:style-name="P9">Részletes információk a weblapon <text:span text:style-name="T8">(http://adlibrum.hu/Ingyenes-kiadas/)!</text:span></text:p>
        <text:p text:style-name="Heading_20_2">1. A könyv szerzője:</text:p>
        <text:p text:style-name="P7"/>
        <text:p text:style-name="Heading_20_2">2. A könyv feltüntetett szerzője (lehet álnév is):</text:p>
        <text:p text:style-name="Standard"/>
        <text:p text:style-name="Heading_20_2">3. Mi a könyv címe (alcímmel)?</text:p>
        <text:p text:style-name="Standard"/>
        <text:p text:style-name="Heading_20_2">4. Mekkora a terjedelme? (leütésszám szóközökkel, verseknél oldalszám)</text:p>
        <text:p text:style-name="Standard"/>
        <text:p text:style-name="Heading_20_2">5. Képzelje magát egy könyvesboltba! Ön szerint milyen rovat, címszó alatt lenne a könyve megtalálható?</text:p>
        <text:p text:style-name="Standard"/>
        <text:p text:style-name="Heading_20_2">6. Hogyan írná le a könyve célközönségét? (Legyen a lehető legpontosabb!)</text:p>
        <text:p text:style-name="Standard"/>
        <text:p text:style-name="Heading_20_2">7. Milyen könyvek kaphatók jelenleg, amelyek ugyanazt az olvasótábort célozzák meg, mint az Ön könyve?</text:p>
        <text:p text:style-name="Standard"/>
        <text:p text:style-name="Heading_20_2">8. Miben nyújt mást az Ön könyve?</text:p>
        <text:p text:style-name="Standard"/>
        <text:p text:style-name="Heading_20_2"><text:span text:style-name="T4">9. Hogyan írná le a könyve tartalmát </text:span><text:span text:style-name="T4">egy</text:span><text:span text:style-name="T4"> rövid mondatban? (Ha egy katalógusban csak egy sornyi szövegben lehetne ismertetni a könyvét, mi lenne az?)</text:span></text:p>
        <text:p text:style-name="Standard"/>
        <text:p text:style-name="Heading_20_2">10. Fogalmazza meg a könyv tartalmát öt-hat sorban!</text:p>
        <text:p text:style-name="Standard"/>
        <text:p text:style-name="Heading_20_2">11. Ön szerint a következő két évben mekkora példányszámban fogyhat el a könyve?</text:p>
        <text:p text:style-name="Standard"/>
        <text:p text:style-name="Heading_20_2">12. Hány példányban szeretné a könyvét első kiadásban megjelentetni? (300, 500 vagy 1000 példány)</text:p>
        <text:p text:style-name="Standard"/>
        <text:p text:style-name="Heading_20_2">13. ﻿Rendelkezik-e elegendő megtakarítással vagy folyó jövedelemmel ahhoz, hogy szükség esetén akkor is teljesíteni tudná az elvárt forgalommal kapcsolatos anyagi kötelezettségét, ha egyetlen példány sem fogyna a könyvéből?</text:p>
        <text:p text:style-name="Standard"/>
        <text:p text:style-name="Heading_20_2">14. Ha voltak korábbi publikációi, kérjük, sorolja fel a legfontosabbakat!</text:p>
        <text:p text:style-name="Standard"><text:soft-page-break/></text:p>
        <text:p text:style-name="Heading_20_2">15. Tervezi-e, hogy a könyvét aktualizálja, bővíti a későbbiekben, vagy megírja a folytatását?</text:p>
        <text:p text:style-name="Standard"/>
        <text:p text:style-name="Heading_20_2"><text:span text:style-name="T4">1</text:span><text:span text:style-name="T4">6</text:span><text:span text:style-name="T4">. Mit gondol, a célközönségét hogyan tudná Ön (a saját tevékenységével) a lehető legjobban elérni? Soroljon fel annyi konkrét lehetőséget, amennyi csak eszébe jut!</text:span></text:p>
        <text:p text:style-name="Standard"/>
        <text:p text:style-name="Heading_20_2">17. Honnan szerzett tudomást a kiadási programunkról? (Ismerőstől, internetes keresőből, internetes hirdetésből stb.)</text:p>
        <text:p text:style-name="P8"/>
        <text:p text:style-name="Heading_20_2">18. Ha szeretne az Ad Librum nyomtatott katalógusából egy példányt, szíveskedjék ideírni a postacímét!</text:p>
        <text:p text:style-name="Standard"/>
        <text:p text:style-name="Heading_20_2">19. Ha bármilyen egyéb megjegyzése, hozzáfűznivalója, üzenete van, kérjük, írja ide!</text:p>
        <text:p text:style-name="Standard"/>
        <text:p text:style-name="Standard"/>
        <text:p text:style-name="Standard"/>
        <text:p text:style-name="P3">Köszönjük, hogy válaszolt a kérdésekre!<text:line-break/>Kérjük, juttassa el a kérdőívet az Ad Librumnak!</text:p>
        <text:p text:style-name="Standard"/>
        <text:p text:style-name="P1">Ad Librum Kft. <text:span text:style-name="T5">info@adlibrum.hu, 1107 Budapest, Mázsa tér 2-6.</text:span></text:p>
        <text:p text:style-name="P2"/>
        <text:p text:style-name="P5"><text:span text:style-name="T2">Ui. 1.: Nagyon kérjük, hogy </text:span><text:span text:style-name="T7">ne</text:span><text:span text:style-name="T6"> küldje vissza a kérdőívet, ha nem olvasta alaposan végig a kiadási program feltételeit</text:span><text:span text:style-name="T2"> a weboldalon (http://adlibrum.hu/Ingyenes-kiadas/)!</text:span></text:p>
        <text:p text:style-name="P5"><text:span text:style-name="T2">Ui. 2.: Ha meg szeretné gyorsítani a folyamatot, mellékelheti a kérdőívhez a kéziratát vagy annak egy jellemző részletét. Kérjük azonban, hogy ne küldje el kéziratát a kérdőív </text:span><text:span text:style-name="T1">helyett</text:span><text:span text:style-name="T2">, mert egyelőre nem a könyvre vagyunk kíváncsiak, hanem az Ön viszonyára a könyvhöz. ﻿Kérjük azonban, hogy ne küldje el kéziratát a kérdőív helyett, mert egyelőre nem a könyvre vagyunk kíváncsiak, hanem az Ön viszonyára a könyvhöz. Amennyiben postán küldi a kéziratot, vegye figyelembe, hogy az általános kiadói gyakorlatnak megfelelően kéziratot nem őrzünk meg és nem küldünk vissza!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Roman No9 L" svg:font-family="'Nimbus Roman No9 L'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_20_heading_20_2" style:display-name=" heading 2" style:family="paragraph" style:parent-style-name="Heading" style:next-style-name="Body_20_Text">
      <style:paragraph-properties fo:margin-top="0.3cm" fo:margin-bottom="0.199cm" fo:text-align="start" style:justify-single-word="false"/>
      <style:text-properties fo:color="#000000" style:font-name="Nimbus Roman No9 L" fo:font-size="14pt" fo:language="hu" fo:country="HU" fo:font-style="italic" fo:font-weight="bold"/>
    </style:style>
    <style:style style:name="Body_20_Text" style:display-name="Body Text" style:family="paragraph" style:parent-style-name="Normal">
      <style:paragraph-properties fo:margin-top="0cm" fo:margin-bottom="0.212cm" fo:text-align="justify" style:justify-single-word="false"/>
      <style:text-properties fo:color="#000000" style:font-name="Nimbus Roman No9 L" fo:font-size="12pt" fo:language="hu" fo:country="HU"/>
    </style:style>
    <style:style style:name="Index" style:family="paragraph" style:parent-style-name="Normal" style:class="index">
      <style:paragraph-properties fo:text-align="start" style:justify-single-word="false"/>
      <style:text-properties fo:color="#000000" style:font-name="Nimbus Roman No9 L" fo:font-size="12pt" fo:language="hu" fo:country="HU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Body_20_Text" style:class="list">
      <style:paragraph-properties fo:margin-top="0cm" fo:margin-bottom="0.212cm" fo:text-align="justify" style:justify-single-word="false"/>
      <style:text-properties fo:color="#000000" style:font-name="Nimbus Roman No9 L" fo:font-size="12pt" fo:language="hu" fo:country="HU"/>
    </style:style>
    <style:style style:name="caption" style:family="paragraph" style:parent-style-name="Normal">
      <style:paragraph-properties fo:margin-top="0.212cm" fo:margin-bottom="0.212cm" fo:text-align="start" style:justify-single-word="false"/>
      <style:text-properties fo:color="#000000" style:font-name="Nimbus Roman No9 L" fo:font-size="12pt" fo:language="hu" fo:country="HU" fo:font-style="italic"/>
    </style:style>
    <style:style style:name="Heading" style:family="paragraph" style:parent-style-name="Normal" style:next-style-name="Body_20_Text" style:class="text">
      <style:paragraph-properties fo:margin-top="0.423cm" fo:margin-bottom="0.212cm" fo:text-align="center" style:justify-single-word="false"/>
      <style:text-properties fo:color="#000000" style:font-name="Nimbus Roman No9 L" fo:font-size="16pt" fo:language="hu" fo:country="HU"/>
    </style:style>
    <style:style style:name="Heading_20_2" style:display-name="Heading 2" style:family="paragraph" style:parent-style-name="Normal" style:next-style-name="Normal" style:class="text">
      <style:paragraph-properties fo:margin-top="0.18cm" fo:margin-bottom="0.011cm" fo:keep-with-next="auto"/>
      <style:text-properties style:font-name="Times New Roman1" fo:font-size="12pt" fo:font-style="italic" fo:font-weight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Nimbus Roman No9 L" fo:font-size="12pt" fo:language="hu" fo:country="HU" fo:font-weight="normal" fo:background-color="transparent"/>
    </style:style>
    <style:style style:name="_20_heading_20_1" style:display-name=" heading 1" style:family="paragraph" style:parent-style-name="Heading" style:next-style-name="Body_20_Text">
      <style:paragraph-properties fo:margin-top="0.423cm" fo:margin-bottom="0.212cm" fo:text-align="center" style:justify-single-word="false"/>
      <style:text-properties fo:color="#000000" style:font-name="Nimbus Roman No9 L" fo:font-size="18pt" fo:language="hu" fo:country="HU" fo:font-weight="bold"/>
    </style:style>
    <style:style style:name="Numbering_20_Symbols" style:display-name="Numbering Symbols" style:family="text">
      <style:text-properties fo:color="#000000" style:font-name="Nimbus Roman No9 L" fo:font-size="12pt" fo:language="hu" fo:country="HU"/>
    </style:style>
    <style:style style:name="Internet_20_link" style:display-name="Internet link" style:family="text">
      <style:text-properties fo:color="#000080" style:font-name="Nimbus Roman No9 L" fo:font-size="12pt" fo:language="hu" fo:country="HU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date>2011-06-11T18:50:33</dc:date>
    <meta:editing-cycles>16</meta:editing-cycles>
    <meta:editing-duration>PT2H36M14S</meta:editing-duration>
    <meta:document-statistic meta:table-count="0" meta:image-count="0" meta:object-count="0" meta:page-count="2" meta:paragraph-count="32" meta:word-count="489" meta:character-count="3378"/>
    <meta:user-defined meta:name="Információ 1"/>
    <meta:user-defined meta:name="Információ 2"/>
    <meta:user-defined meta:name="Információ 3"/>
    <meta:user-defined meta:name="Információ 4"/>
  </office:meta>
</office:document-meta>
</file>